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, Helvetica, sans-serif"/>
    <style:font-face style:name="Arial1" svg:font-family="Arial, Verdana, Helvetic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0" style:family="table">
      <style:table-properties style:width="4.1in" table:align="left"/>
    </style:style>
    <style:style style:name="Table10.A" style:family="table-column">
      <style:table-column-properties style:column-width="4.1in"/>
    </style:style>
    <style:style style:name="Table10.A1" style:family="table-cell">
      <style:table-cell-properties style:vertical-align="middle"/>
    </style:style>
    <style:style style:name="Table11" style:family="table">
      <style:table-properties style:width="4.1in" style:rel-width="100%" table:align="left"/>
    </style:style>
    <style:style style:name="Table11.A" style:family="table-column">
      <style:table-column-properties style:column-width="0.8444in" style:rel-column-width="13497*"/>
    </style:style>
    <style:style style:name="Table11.B" style:family="table-column">
      <style:table-column-properties style:column-width="3.2556in" style:rel-column-width="52037*"/>
    </style:style>
    <style:style style:name="Table11.A1" style:family="table-cell">
      <style:table-cell-properties fo:padding="0.0313in" fo:border="none"/>
    </style:style>
    <style:style style:name="Table11.B1" style:family="table-cell">
      <style:table-cell-properties style:vertical-align="middle" fo:padding="0.0313in" fo:border="none"/>
    </style:style>
    <style:style style:name="Table12" style:family="table">
      <style:table-properties style:width="4.1in" style:rel-width="100%" table:align="left"/>
    </style:style>
    <style:style style:name="Table12.A" style:family="table-column">
      <style:table-column-properties style:column-width="0.016in" style:rel-column-width="256*"/>
    </style:style>
    <style:style style:name="Table12.B" style:family="table-column">
      <style:table-column-properties style:column-width="4.0681in" style:rel-column-width="65023*"/>
    </style:style>
    <style:style style:name="Table12.B1" style:family="table-cell">
      <style:table-cell-properties style:vertical-align="middle"/>
    </style:style>
    <style:style style:name="Table7" style:family="table">
      <style:table-properties style:width="4.1in" table:align="left"/>
    </style:style>
    <style:style style:name="Table7.A" style:family="table-column">
      <style:table-column-properties style:column-width="4.1in"/>
    </style:style>
    <style:style style:name="Table7.A1" style:family="table-cell">
      <style:table-cell-properties style:vertical-align="middle"/>
    </style:style>
    <style:style style:name="Table8" style:family="table">
      <style:table-properties style:width="4.1in" style:rel-width="100%" table:align="left"/>
    </style:style>
    <style:style style:name="Table8.A" style:family="table-column">
      <style:table-column-properties style:column-width="0.8444in" style:rel-column-width="13497*"/>
    </style:style>
    <style:style style:name="Table8.B" style:family="table-column">
      <style:table-column-properties style:column-width="3.2556in" style:rel-column-width="52037*"/>
    </style:style>
    <style:style style:name="Table8.A1" style:family="table-cell">
      <style:table-cell-properties fo:padding="0.0313in" fo:border="none"/>
    </style:style>
    <style:style style:name="Table8.B1" style:family="table-cell">
      <style:table-cell-properties style:vertical-align="middle" fo:padding="0.0313in" fo:border="none"/>
    </style:style>
    <style:style style:name="Table9" style:family="table">
      <style:table-properties style:width="4.1in" style:rel-width="100%" table:align="left"/>
    </style:style>
    <style:style style:name="Table9.A" style:family="table-column">
      <style:table-column-properties style:column-width="0.016in" style:rel-column-width="256*"/>
    </style:style>
    <style:style style:name="Table9.B" style:family="table-column">
      <style:table-column-properties style:column-width="4.0681in" style:rel-column-width="65023*"/>
    </style:style>
    <style:style style:name="Table9.B1" style:family="table-cell">
      <style:table-cell-properties style:vertical-align="middle"/>
    </style:style>
    <style:style style:name="Table4" style:family="table">
      <style:table-properties style:width="2.9611in" table:align="left"/>
    </style:style>
    <style:style style:name="Table4.A" style:family="table-column">
      <style:table-column-properties style:column-width="2.9611in"/>
    </style:style>
    <style:style style:name="Table4.A1" style:family="table-cell">
      <style:table-cell-properties style:vertical-align="middle"/>
    </style:style>
    <style:style style:name="Table5" style:family="table">
      <style:table-properties style:width="2.9611in" style:rel-width="100%" table:align="left"/>
    </style:style>
    <style:style style:name="Table5.A" style:family="table-column">
      <style:table-column-properties style:column-width="0.8465in" style:rel-column-width="18735*"/>
    </style:style>
    <style:style style:name="Table5.B" style:family="table-column">
      <style:table-column-properties style:column-width="2.1146in" style:rel-column-width="46799*"/>
    </style:style>
    <style:style style:name="Table5.A1" style:family="table-cell">
      <style:table-cell-properties fo:padding="0.0313in" fo:border="none"/>
    </style:style>
    <style:style style:name="Table5.B1" style:family="table-cell">
      <style:table-cell-properties style:vertical-align="middle" fo:padding="0.0313in" fo:border="none"/>
    </style:style>
    <style:style style:name="Table6" style:family="table">
      <style:table-properties style:width="2.9611in" style:rel-width="100%" table:align="left"/>
    </style:style>
    <style:style style:name="Table6.A" style:family="table-column">
      <style:table-column-properties style:column-width="0.016in" style:rel-column-width="354*"/>
    </style:style>
    <style:style style:name="Table6.B" style:family="table-column">
      <style:table-column-properties style:column-width="2.9292in" style:rel-column-width="64827*"/>
    </style:style>
    <style:style style:name="Table6.B1" style:family="table-cell">
      <style:table-cell-properties style:vertical-align="middle"/>
    </style:style>
    <style:style style:name="Table1" style:family="table">
      <style:table-properties style:width="2.9611in" table:align="left"/>
    </style:style>
    <style:style style:name="Table1.A" style:family="table-column">
      <style:table-column-properties style:column-width="2.9611in"/>
    </style:style>
    <style:style style:name="Table1.A1" style:family="table-cell">
      <style:table-cell-properties style:vertical-align="middle"/>
    </style:style>
    <style:style style:name="Table2" style:family="table">
      <style:table-properties style:width="2.9611in" style:rel-width="100%" table:align="left"/>
    </style:style>
    <style:style style:name="Table2.A" style:family="table-column">
      <style:table-column-properties style:column-width="0.8465in" style:rel-column-width="18735*"/>
    </style:style>
    <style:style style:name="Table2.B" style:family="table-column">
      <style:table-column-properties style:column-width="2.1146in" style:rel-column-width="46799*"/>
    </style:style>
    <style:style style:name="Table2.A1" style:family="table-cell">
      <style:table-cell-properties fo:padding="0.0313in" fo:border="none"/>
    </style:style>
    <style:style style:name="Table2.B1" style:family="table-cell">
      <style:table-cell-properties style:vertical-align="middle" fo:padding="0.0313in" fo:border="none"/>
    </style:style>
    <style:style style:name="Table3" style:family="table">
      <style:table-properties style:width="2.9611in" style:rel-width="100%" table:align="left"/>
    </style:style>
    <style:style style:name="Table3.A" style:family="table-column">
      <style:table-column-properties style:column-width="0.016in" style:rel-column-width="354*"/>
    </style:style>
    <style:style style:name="Table3.B" style:family="table-column">
      <style:table-column-properties style:column-width="2.9292in" style:rel-column-width="64827*"/>
    </style:style>
    <style:style style:name="Table3.B1" style:family="table-cell">
      <style:table-cell-properties style:vertical-align="middle"/>
    </style:style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fo:font-weight="bold" style:font-weight-asian="bold" style:font-weight-complex="bold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Arial1" fo:font-size="9pt" fo:letter-spacing="normal" fo:font-style="normal" fo:font-weight="normal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Arial1" fo:font-size="9.75pt" fo:letter-spacing="normal" fo:font-style="normal" fo:font-weight="normal"/>
    </style:style>
    <style:style style:name="P5" style:family="paragraph" style:parent-style-name="Text_20_body">
      <style:text-properties fo:color="#000000"/>
    </style:style>
    <style:style style:name="P6" style:family="paragraph" style:parent-style-name="Heading_20_1">
      <style:text-properties fo:color="#000000" style:font-name="Arial2" fo:font-weight="normal"/>
    </style:style>
    <style:style style:name="P7" style:family="paragraph" style:parent-style-name="Heading_20_1">
      <style:text-properties fo:color="#000000" fo:font-size="13.5pt" fo:font-weight="bold"/>
    </style:style>
    <style:style style:name="P8" style:family="paragraph" style:parent-style-name="Heading_20_1">
      <style:text-properties fo:color="#000000" fo:font-size="13.5pt" fo:font-weight="bold" style:font-weight-asian="bold" style:font-weight-complex="bold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Table_20_Contents">
      <style:paragraph-properties fo:padding="0in" fo:border="none"/>
    </style:style>
    <style:style style:name="P11" style:family="paragraph" style:parent-style-name="Table_20_Contents">
      <style:paragraph-properties fo:padding="0in" fo:border="none"/>
      <style:text-properties fo:color="#7b7a7a"/>
    </style:style>
    <style:style style:name="P12" style:family="paragraph" style:parent-style-name="Table_20_Contents">
      <style:paragraph-properties fo:padding="0in" fo:border="none"/>
      <style:text-properties fo:font-weight="bold"/>
    </style:style>
    <style:style style:name="P13" style:family="paragraph" style:parent-style-name="Standard">
      <style:paragraph-properties fo:margin-top="0in" fo:margin-bottom="0in"/>
      <style:text-properties fo:font-size="2pt" style:font-size-asian="2pt" style:font-size-complex="2pt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Arial1" fo:font-size="9.75pt" fo:letter-spacing="normal" fo:font-style="normal" fo:font-weight="normal"/>
    </style:style>
    <style:style style:name="T1" style:family="text">
      <style:text-properties fo:font-variant="normal" fo:text-transform="none" style:font-name="Arial1" fo:font-size="9pt" fo:letter-spacing="normal" fo:font-style="normal" fo:font-weight="normal" style:font-weight-asian="bold" style:font-weight-complex="bold"/>
    </style:style>
    <style:style style:name="T2" style:family="text">
      <style:text-properties fo:font-variant="normal" fo:text-transform="none" style:font-name="Arial1" fo:font-size="9.75pt" fo:letter-spacing="normal" fo:font-style="normal" fo:font-weight="normal"/>
    </style:style>
    <style:style style:name="T3" style:family="text">
      <style:text-properties fo:color="#000000"/>
    </style:style>
    <style:style style:name="T4" style:family="text">
      <style:text-properties fo:color="#000066" style:text-underline-style="solid" style:text-underline-width="auto" style:text-underline-color="font-color"/>
    </style:style>
    <style:style style:name="T5" style:family="text">
      <style:text-properties fo:font-weight="bold" style:font-weight-asian="bold" style:font-weight-complex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6" text:outline-level="1"><text:bookmark text:name="ctl00_ContentPlaceHolder1_ctl00_span_model_name"/>P8H61-M LE</text:h>
      <text:p text:style-name="P1"/>
      <text:p text:style-name="Standard"><text:a xlink:type="simple" xlink:href="https://www.asus.com/Motherboards/P8H61M_LE/"><text:span text:style-name="T3">https://www.asus.com/Motherboards/P8H61M_LE/</text:span></text:a></text:p>
      <text:p text:style-name="P1"/>
      <text:p text:style-name="P1"/>
      <text:h text:style-name="P7" text:outline-level="1"><text:bookmark text:name="preview-local-title5"/>Filco Majestouch 2, Red MX, tenkeyless, mechanic keyboard </text:h>
      <text:p text:style-name="P1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3"><text:bookmark text:name="attributeTable3"/></text:p>
            <table:table table:name="Table11" table:style-name="Table11">
              <table:table-column table:style-name="Table11.A"/>
              <table:table-column table:style-name="Table11.B"/>
              <table:table-row>
                <table:table-cell table:style-name="Table11.A1" office:value-type="string">
                  <text:p text:style-name="P11">Date Listed</text:p>
                </table:table-cell>
                <table:table-cell table:style-name="Table11.B1" office:value-type="string">
                  <text:p text:style-name="P10">09-Mar-14</text:p>
                </table:table-cell>
              </table:table-row>
              <table:table-row>
                <table:table-cell table:style-name="Table11.A1" office:value-type="string">
                  <text:p text:style-name="P11">Price</text:p>
                </table:table-cell>
                <table:table-cell table:style-name="Table11.B1" office:value-type="string">
                  <text:p text:style-name="P12">$110.00</text:p>
                </table:table-cell>
              </table:table-row>
              <table:table-row>
                <table:table-cell table:style-name="Table11.A1" office:value-type="string">
                  <text:p text:style-name="P11">Address</text:p>
                </table:table-cell>
                <table:table-cell table:style-name="Table11.B1" office:value-type="string">
                  <text:p text:style-name="P10">249 Allan Drive, Bolton, ON L7E 1R9, Canada <text:line-break/><text:a xlink:type="simple" xlink:href="http://toronto.kijiji.ca/c-ViewMap?AdId=573168000"><text:span text:style-name="T4">View map</text:span></text:a></text:p>
                </table:table-cell>
              </table:table-row>
            </table:table>
            <table:table table:name="Table12" table:style-name="Table12">
              <table:table-column table:style-name="Table12.A"/>
              <table:table-column table:style-name="Table12.B"/>
              <table:table-column table:style-name="Table12.A"/>
              <table:table-row>
                <table:table-cell office:value-type="string">
                  <text:p text:style-name="P9"/>
                </table:table-cell>
                <table:table-cell table:style-name="Table12.B1" office:value-type="string">
                  <text:p text:style-name="P9"/>
                </table:table-cell>
                <table:table-cell office:value-type="string">
                  <text:p text:style-name="P9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0.A1" office:value-type="string">
            <text:p text:style-name="P9"/>
          </table:table-cell>
        </table:table-row>
      </table:table>
      <text:section text:style-name="Sect1" text:name="Section3">
        <text:p text:style-name="P4"><text:bookmark text:name="ad-desc2"/><text:bookmark text:name="preview-local-desc3"/>Need to get rid of my stuff.<text:line-break/><text:line-break/>Two keyboards need to be removed.<text:line-break/><text:line-break/>Filco Majestouch 2, Red MX, tenkeyless, $110.<text:line-break/><text:line-break/>Both of these keyboard less than 3 month.<text:line-break/><text:line-break/>Cherry G80-3000, artical No.: G80-3000LXCEU-0, Cherry MX Brown Axis.<text:line-break/>Cherry G80-3000 $80.</text:p>
        <text:p text:style-name="P4"/>
        <text:p text:style-name="P4"/>
        <text:p text:style-name="P4"/>
        <text:p text:style-name="P4">Date Listed<text:tab/>17-May-14</text:p>
        <text:p text:style-name="P4">Price<text:tab/></text:p>
        <text:p text:style-name="P4">$120.00</text:p>
        <text:p text:style-name="P4">Address<text:tab/>North York, ON M2J 3C8, Canada</text:p>
        <text:p text:style-name="P4">View map</text:p>
        <text:p text:style-name="P4">Filco Majestouch 2, Red MX, tenkeyless </text:p>
        <text:p text:style-name="P4">Used for less than 1 month. </text:p>
        <text:p text:style-name="P4">Include everything: original box dust cover etc. </text:p>
        <text:p text:style-name="P4"/>
        <text:p text:style-name="P4">Pickup is needed, </text:p>
        <text:p text:style-name="P4">I am living in 53 Godstone RD, North York. close to Don mills subway station. My Postal Code: M2J 3C8</text:p>
        <text:p text:style-name="P4"/>
        <text:p text:style-name="P4"/>
      </text:section>
      <text:p text:style-name="P1"/>
      <text:h text:style-name="P7" text:outline-level="1"><text:bookmark text:name="preview-local-title4"/>Cherry G80-3000 Mechanical Keyboard, Brown, mechanic keyboard </text:h>
      <text:p text:style-name="P1"/>
      <table:table table:name="Table7" table:style-name="Table7">
        <table:table-column table:style-name="Table7.A"/>
        <table:table-row>
          <table:table-cell table:style-name="Table7.A1" office:value-type="string">
            <text:p text:style-name="P13"><text:bookmark text:name="attributeTable2"/></text:p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11"><text:soft-page-break/>Date Listed</text:p>
                </table:table-cell>
                <table:table-cell table:style-name="Table8.B1" office:value-type="string">
                  <text:p text:style-name="P10">09-Mar-14</text:p>
                </table:table-cell>
              </table:table-row>
              <table:table-row>
                <table:table-cell table:style-name="Table8.A1" office:value-type="string">
                  <text:p text:style-name="P11">Last Edited</text:p>
                </table:table-cell>
                <table:table-cell table:style-name="Table8.B1" office:value-type="string">
                  <text:p text:style-name="P10">09-Mar-14</text:p>
                </table:table-cell>
              </table:table-row>
              <table:table-row>
                <table:table-cell table:style-name="Table8.A1" office:value-type="string">
                  <text:p text:style-name="P11">Price</text:p>
                </table:table-cell>
                <table:table-cell table:style-name="Table8.B1" office:value-type="string">
                  <text:p text:style-name="P12">$80.00</text:p>
                </table:table-cell>
              </table:table-row>
              <table:table-row>
                <table:table-cell table:style-name="Table8.A1" office:value-type="string">
                  <text:p text:style-name="P11">Address</text:p>
                </table:table-cell>
                <table:table-cell table:style-name="Table8.B1" office:value-type="string">
                  <text:p text:style-name="P10">249 Allan Drive, Bolton, ON L7E 1R9, Canada <text:line-break/><text:a xlink:type="simple" xlink:href="http://toronto.kijiji.ca/c-ViewMap?AdId=573162594"><text:span text:style-name="T4">View map</text:span></text:a></text:p>
                </table:table-cell>
              </table:table-row>
            </table:table>
            <table:table table:name="Table9" table:style-name="Table9">
              <table:table-column table:style-name="Table9.A"/>
              <table:table-column table:style-name="Table9.B"/>
              <table:table-column table:style-name="Table9.A"/>
              <table:table-row>
                <table:table-cell office:value-type="string">
                  <text:p text:style-name="P9"/>
                </table:table-cell>
                <table:table-cell table:style-name="Table9.B1" office:value-type="string">
                  <text:p text:style-name="P9"/>
                </table:table-cell>
                <table:table-cell office:value-type="string">
                  <text:p text:style-name="P9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7.A1" office:value-type="string">
            <text:p text:style-name="P9"/>
          </table:table-cell>
        </table:table-row>
      </table:table>
      <text:section text:style-name="Sect1" text:name="Section2">
        <text:p text:style-name="P4"/>
        <text:p text:style-name="P4"/>
        <text:p text:style-name="P4">Need to get rid of some of my mechanical keyboards.</text:p>
        <text:p text:style-name="P4"/>
        <text:p text:style-name="P4">Cherry G80-3000, Mx Brown Cherry switch, </text:p>
        <text:p text:style-name="P4"/>
        <text:p text:style-name="P4">Artical No.: G80-3000LXCEU-0, </text:p>
        <text:p text:style-name="P4">Cherry MX Brown Axis. </text:p>
        <text:p text:style-name="P4"/>
        <text:p text:style-name="P4">Pickup address: 53 Godstone Road, North York, ON, M2J 3C8</text:p>
        <text:p text:style-name="P4"/>
        <text:p text:style-name="P4">Cherry G80-3000 Brown Switch MX 104 Key Mechanical Keyboard</text:p>
        <text:p text:style-name="P4"/>
        <text:p text:style-name="P4"/>
      </text:section>
      <text:p text:style-name="P1"/>
      <text:p text:style-name="P1"/>
      <text:h text:style-name="P7" text:outline-level="1"><text:bookmark text:name="preview-local-title3"/>Dual Monitors, 20" HP2065, resolution 1600x1200 </text:h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13"><text:bookmark text:name="attributeTable1"/></text:p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11">Date Listed</text:p>
                </table:table-cell>
                <table:table-cell table:style-name="Table5.B1" office:value-type="string">
                  <text:p text:style-name="P10">06-Mar-14</text:p>
                </table:table-cell>
              </table:table-row>
              <table:table-row>
                <table:table-cell table:style-name="Table5.A1" office:value-type="string">
                  <text:p text:style-name="P11">Last Edited</text:p>
                </table:table-cell>
                <table:table-cell table:style-name="Table5.B1" office:value-type="string">
                  <text:p text:style-name="P10">08-Mar-14</text:p>
                </table:table-cell>
              </table:table-row>
              <table:table-row>
                <table:table-cell table:style-name="Table5.A1" office:value-type="string">
                  <text:p text:style-name="P11">Price</text:p>
                </table:table-cell>
                <table:table-cell table:style-name="Table5.B1" office:value-type="string">
                  <text:p text:style-name="P12">$50.00</text:p>
                </table:table-cell>
              </table:table-row>
              <table:table-row>
                <table:table-cell table:style-name="Table5.A1" office:value-type="string">
                  <text:p text:style-name="P11">Address</text:p>
                </table:table-cell>
                <table:table-cell table:style-name="Table5.B1" office:value-type="string">
                  <text:p text:style-name="P10">Bolton, ON L7E 1R9, Canada <text:line-break/><text:a xlink:type="simple" xlink:href="http://toronto.kijiji.ca/c-ViewMap?AdId=572401550"><text:span text:style-name="T4">View map</text:span></text:a></text:p>
                </table:table-cell>
              </table:table-row>
              <table:table-row>
                <table:table-cell table:style-name="Table5.A1" office:value-type="string">
                  <text:p text:style-name="P11">Screen Size</text:p>
                </table:table-cell>
                <table:table-cell table:style-name="Table5.B1" office:value-type="string">
                  <text:p text:style-name="P10">19"-20"</text:p>
                </table:table-cell>
              </table:table-row>
            </table:table>
            <table:table table:name="Table6" table:style-name="Table6">
              <table:table-column table:style-name="Table6.A"/>
              <table:table-column table:style-name="Table6.B"/>
              <table:table-column table:style-name="Table6.A"/>
              <table:table-row>
                <table:table-cell office:value-type="string">
                  <text:p text:style-name="P9"/>
                </table:table-cell>
                <table:table-cell table:style-name="Table6.B1" office:value-type="string">
                  <text:p text:style-name="P9"/>
                </table:table-cell>
                <table:table-cell office:value-type="string">
                  <text:p text:style-name="P9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4.A1" office:value-type="string">
            <text:p text:style-name="P9"/>
          </table:table-cell>
        </table:table-row>
      </table:table>
      <text:section text:style-name="Sect1" text:name="Section1">
        <text:p text:style-name="P4"><text:bookmark text:name="ad-desc"/><text:bookmark text:name="preview-local-desc1"/>Change Job, cut down my staff.<text:line-break/><text:line-break/>These two monitors have good image quality; highly adjustable; four extra USB 2.0 ports.<text:line-break/><text:line-break/>$50 per one, $100 two monitors. great for dual monitor usage.<text:line-break/><text:line-break/>Works perfect, no dead pixel, no bright pixel, no bad pixel.<text:line-break/>It's perfect for dual monitor.<text:line-break/><text:line-break/>Please see my other Ad, also sell my USB monitor adaptor for $30. <text:line-break/><text:line-break/>All the monitors are able to tilt back and forward, Horizontal and vertically. highly adjustable.<text:line-break/><text:line-break/>I have also one USB Graphic card.<text:line-break/><text:soft-page-break/><text:line-break/>monitor reference: <text:line-break/>1. http://www.newegg.com/Product/Product.aspx?Item=N82E16824176053<text:line-break/><text:line-break/>2. http://h10010.www1.hp.com/wwpc/ca/en/sm/WF06b/12142134-12142136-12142136-12142136-12142200-12326632-67478465.html?dnr=2<text:line-break/><text:line-break/>3. http://www.amazon.com/gp/offer-listing/B000EORI1G/ref=asc_df_B000EORI1G2939726?ie=UTF8&amp;condition=new&amp;tag=cnet-pc-20&amp;creative=395165&amp;creativeASIN=B000EORI1G&amp;linkCode=asm<text:line-break/><text:line-break/>4. http://reviews.cnet.com/lcd-monitors/hp-lp2065/4505-3174_7-31631892.html<text:line-break/><text:line-break/>5. http://www.ebay.com/itm/HP-LP2065-20-1-Dual-DVI-Rotating-LCD-Monitor-EF227A-w-Power-Video-Cables-/181341882395?pt=Computer_Monitors&amp;hash=item2a38d1881b<text:line-break/><text:line-break/>Pickup Address: Bolton, ON, Canada L7E 1R9</text:p>
      </text:section>
      <text:p text:style-name="P1"/>
      <text:p text:style-name="P1"/>
      <text:h text:style-name="P7" text:outline-level="1"><text:bookmark text:name="preview-local-title2"/>USB to VGA/DVI/HDMI External Video Adaptor, MultiMonitor Adapter </text:h>
      <text:p text:style-name="P1"/>
      <text:p text:style-name="P5"><text:span text:style-name="T2">Support the following resolution:</text:span><text:line-break/><text:span text:style-name="T2">800x600, 1024x768, 1280x720, 280x1024, 1360x768, 1440x900, 1600x1200, 1680x1050, 1920x1080, </text:span><text:span text:style-name="T2">1920x1200, 2048x1152</text:span><text:line-break/><text:line-break/><text:span text:style-name="T2">.Compact, USB powered USB to VGA/DVI/HDMI adapter provides the easiest way add a secondary or additional display to your PC</text:span><text:line-break/><text:line-break/><text:span text:style-name="T2">Completely external graphics card offers a simple USB to VGA/DVI/HDMI upgrade solution saving the cost and hassle of upgrading the internal video card on your system</text:span><text:line-break/><text:line-break/><text:span text:style-name="T2">USB video card supports resolutions up to 2048x1152</text:span><text:line-break/><text:span text:style-name="T2">works with desktop and laptop computers</text:span><text:line-break/><text:line-break/><text:span text:style-name="T2">USB Displaylink Adapter(DL-195)</text:span><text:line-break/><text:line-break/><text:span text:style-name="T2">Also include installation CD.</text:span><text:line-break/><text:line-break/><text:span text:style-name="T2">Since I have not used it for long time, I want to sell it.</text:span><text:line-break/><text:span text:style-name="T2">You need to pick up @ Bolton.</text:span><text:line-break/><text:line-break/><text:span text:style-name="T2">Please look my other parts that are selling.</text:span> </text:p>
      <text:p text:style-name="P5"/>
      <text:h text:style-name="P7" text:outline-level="1"><text:bookmark text:name="preview-local-title"/>21.3 inch, Samsung Monitor SyncMaster 213T, resolution 1600x1200 </text:h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13"><text:bookmark text:name="attributeTable"/>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11">Date Listed</text:p>
                </table:table-cell>
                <table:table-cell table:style-name="Table2.B1" office:value-type="string">
                  <text:p text:style-name="P10">06-Mar-14</text:p>
                </table:table-cell>
              </table:table-row>
              <table:table-row>
                <table:table-cell table:style-name="Table2.A1" office:value-type="string">
                  <text:p text:style-name="P11">Last Edited</text:p>
                </table:table-cell>
                <table:table-cell table:style-name="Table2.B1" office:value-type="string">
                  <text:p text:style-name="P10">06-Mar-14</text:p>
                </table:table-cell>
              </table:table-row>
              <table:table-row>
                <table:table-cell table:style-name="Table2.A1" office:value-type="string">
                  <text:p text:style-name="P11">Price</text:p>
                </table:table-cell>
                <table:table-cell table:style-name="Table2.B1" office:value-type="string">
                  <text:p text:style-name="P12">$50.00</text:p>
                </table:table-cell>
              </table:table-row>
              <table:table-row>
                <table:table-cell table:style-name="Table2.A1" office:value-type="string">
                  <text:p text:style-name="P11">Address</text:p>
                </table:table-cell>
                <table:table-cell table:style-name="Table2.B1" office:value-type="string">
                  <text:p text:style-name="P10">Bolton, ON L7E 1R9, Canada <text:line-break/><text:a xlink:type="simple" xlink:href="http://toronto.kijiji.ca/c-ViewMap?AdId=572404814"><text:span text:style-name="T4">View map</text:span></text:a></text:p>
                </table:table-cell>
              </table:table-row>
              <table:table-row>
                <table:table-cell table:style-name="Table2.A1" office:value-type="string">
                  <text:p text:style-name="P11">Screen Size</text:p>
                </table:table-cell>
                <table:table-cell table:style-name="Table2.B1" office:value-type="string">
                  <text:p text:style-name="P10">21"-24"</text:p>
                </table:table-cell>
              </table:table-row>
            </table:table>
            <table:table table:name="Table3" table:style-name="Table3">
              <table:table-column table:style-name="Table3.A"/>
              <table:table-column table:style-name="Table3.B"/>
              <table:table-column table:style-name="Table3.A"/>
              <table:table-row>
                <table:table-cell office:value-type="string">
                  <text:p text:style-name="P9"/>
                </table:table-cell>
                <table:table-cell table:style-name="Table3.B1" office:value-type="string">
                  <text:p text:style-name="P9"/>
                </table:table-cell>
                <table:table-cell office:value-type="string">
                  <text:p text:style-name="P9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1" office:value-type="string">
            <text:p text:style-name="P9"/>
          </table:table-cell>
        </table:table-row>
      </table:table>
      <text:section text:style-name="Sect1" text:name="ad-desc">
        <text:p text:style-name="P3"><text:bookmark text:name="preview-local-desc"/>I am changing my job. need to sell some stuff.<text:line-break/><text:soft-page-break/><text:line-break/>Pickup is needed.<text:line-break/>I have three monitors to sell, please see all my ADs<text:line-break/><text:line-break/>This ad sells my 21.3 Inch resolution 1600x1200 monitor.<text:line-break/>works perfect, don't have any problem.<text:line-break/><text:line-break/>I have no car, so pickup is needed.<text:line-break/><text:line-break/>The base has the full range of tilt, swivel, and height adjustments, and the panel can rotate between portrait and landscape modes. The monitor has analog and digital connections.<text:line-break/><text:line-break/>Please visit my other ADs.</text:p>
      </text:section>
      <text:p text:style-name="P1"/>
      <text:p text:style-name="P1"/>
      <text:p text:style-name="P1">Two 20" HP Monitors, HP2065, resolution 1600x1200</text:p>
      <text:p text:style-name="P2"/>
      <text:p text:style-name="P2">Change Job, cut down my staff.</text:p>
      <text:p text:style-name="P2"/>
      <text:p text:style-name="P2">These two monitors have good image quality; highly adjustable; four extra USB 2.0 ports.</text:p>
      <text:p text:style-name="P2"/>
      <text:p text:style-name="P2">$50 per one, $100 two monitors.</text:p>
      <text:p text:style-name="P2"/>
      <text:p text:style-name="P2">Works perfect, no dead pixel, no bright pixel, no bad pixel.</text:p>
      <text:p text:style-name="P2">It's <text:s/>perfect for dual monitor.</text:p>
      <text:p text:style-name="P2"/>
      <text:p text:style-name="P2">Please see my other Ad, also sell my other S 21.3" monitor, and USB monitor adaptor. the last monitor is my other monitor.</text:p>
      <text:p text:style-name="P2"/>
      <text:p text:style-name="P2">All the monitors are able to tilt back and forward, Horizontal and vertically. highly adjustable.</text:p>
      <text:p text:style-name="P2"/>
      <text:p text:style-name="P2">I have also one USB Graphic card.</text:p>
      <text:p text:style-name="P2"/>
      <text:p text:style-name="P2"/>
      <text:p text:style-name="P2"/>
      <text:p text:style-name="P2"/>
      <text:p text:style-name="P2"/>
      <text:h text:style-name="P8" text:outline-level="1"><text:bookmark text:name="preview-local-title1"/>21.3 inch, Samsung Monitor SyncMaster 213T, resolution 1600x1200 </text:h>
      <text:p text:style-name="P2"/>
      <text:p text:style-name="P1"><text:span text:style-name="T1">I am changing my job. need to sell some stuff.</text:span><text:span text:style-name="T5"><text:line-break/><text:line-break/></text:span><text:span text:style-name="T1">Pickup is needed.</text:span><text:span text:style-name="T5"><text:line-break/></text:span><text:span text:style-name="T1">I have three monitors to sell, please see all my ADs</text:span><text:span text:style-name="T5"><text:line-break/><text:line-break/></text:span><text:span text:style-name="T1">This ad sells my 21.3 Inch resolution 1600x1200 monitor.</text:span><text:span text:style-name="T5"><text:line-break/></text:span><text:span text:style-name="T1">works perfect, don't have any problem.</text:span><text:span text:style-name="T5"><text:line-break/><text:line-break/></text:span><text:span text:style-name="T1">I have no car, so pickup is needed.</text:span><text:span text:style-name="T5"><text:line-break/><text:line-break/></text:span><text:span text:style-name="T1">The base has the full range of tilt, swivel, and height adjustments, and the panel can rotate between portrait and landscape modes. The monitor has analog and digital connections.</text:span><text:span text:style-name="T5"><text:line-break/></text:span><text:span text:style-name="T5"><text:line-break/></text:span><text:span text:style-name="T1">Please visit my other ADs.</text:span><text:span text:style-name="T5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, Helvetica, sans-serif"/>
    <style:font-face style:name="Arial1" svg:font-family="Arial, Verdana, Helvetic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2H37M1S</meta:editing-duration>
    <meta:editing-cycles>13</meta:editing-cycles>
    <meta:generator>OpenOffice/4.0.1$Win32 OpenOffice.org_project/401m5$Build-9714</meta:generator>
    <dc:date>2014-06-07T07:52:33.57</dc:date>
    <meta:document-statistic meta:table-count="12" meta:image-count="0" meta:object-count="0" meta:page-count="4" meta:paragraph-count="72" meta:word-count="727" meta:character-count="4999"/>
    <meta:user-defined meta:name="Info 1"/>
    <meta:user-defined meta:name="Info 2"/>
    <meta:user-defined meta:name="Info 3"/>
    <meta:user-defined meta:name="Info 4"/>
  </office:meta>
</office:document-meta>
</file>